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193.21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56.05pt" svg:height="292.14pt" svg:x="712.06pt" svg:y="46.69pt">
            <loext:p draw:notify-on-update-of-ranges="Sheet1.B37:Sheet1.B37 Sheet1.B38:Sheet1.B43 Sheet1.C37:Sheet1.C37 Sheet1.C38:Sheet1.C43 Sheet1.D37:Sheet1.D37 Sheet1.D38:Sheet1.D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40.49pt" svg:height="285.36pt" svg:x="708.18pt" svg:y="353.88pt">
            <loext:p draw:notify-on-update-of-ranges="Sheet1.B45:Sheet1.B45 Sheet1.B46:Sheet1.B51 Sheet1.C45:Sheet1.C45 Sheet1.C46:Sheet1.C51 Sheet1.D45:Sheet1.D45 Sheet1.D46:Sheet1.D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44.97pt" svg:height="255.09pt" svg:x="708.83pt" svg:y="644.85pt">
            <loext:p draw:notify-on-update-of-ranges="Sheet1.B53:Sheet1.B53 Sheet1.B54:Sheet1.B57 Sheet1.C53:Sheet1.C53 Sheet1.C54:Sheet1.C57 Sheet1.D53:Sheet1.D53 Sheet1.D54:Sheet1.D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27.65pt" svg:height="508.22pt" svg:x="656.82pt" svg:y="1035.27pt">
            <loext:p draw:notify-on-update-of-ranges="Sheet1.A61:Sheet1.B61 Sheet1.A62:Sheet1.B79 Sheet1.C61:Sheet1.C61 Sheet1.C62:Sheet1.C7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11.04pt" svg:height="508.25pt" svg:x="40.34pt" svg:y="1039.8pt">
            <loext:p draw:notify-on-update-of-ranges="Sheet1.A61:Sheet1.B61 Sheet1.A62:Sheet1.B79 Sheet1.D61:Sheet1.D61 Sheet1.D62:Sheet1.D7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Frames generados entre frame y frame</text:p>
          </table:table-cell>
          <table:table-cell table:style-name="ce1" office:value-type="string" calcext:value-type="string">
            <text:p>Metodo</text:p>
          </table:table-cell>
          <table:table-cell table:style-name="ce1" office:value-type="string" calcext:value-type="string">
            <text:p>Prom Time</text:p>
          </table:table-cell>
          <table:table-cell table:style-name="ce1" office:value-type="string" calcext:value-type="string">
            <text:p>Prom ECM</text:p>
          </table:table-cell>
          <table:table-cell table:style-name="ce1" office:value-type="string" calcext:value-type="string">
            <text:p>Prom PSNR</text:p>
          </table:table-cell>
          <table:table-cell table:number-columns-repeated="4"/>
          <table:table-cell office:value-type="string" calcext:value-type="string">
            <text:p>ECM 0</text:p>
          </table:table-cell>
          <table:table-cell office:value-type="string" calcext:value-type="string">
            <text:p>PSNR 0</text:p>
          </table:table-cell>
        </table:table-row>
        <table:table-row table:style-name="ro2">
          <table:table-cell office:value-type="string" calcext:value-type="string">
            <text:p>baby.a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1.67761716843" calcext:value-type="float">
            <text:p>1.677617168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8.3947804737" calcext:value-type="float">
            <text:p>28.3947804737</text:p>
          </table:table-cell>
          <table:table-cell table:number-columns-repeated="4"/>
          <table:table-cell table:style-name="ce2" office:value-type="float" office:value="71" calcext:value-type="float">
            <text:p>71</text:p>
          </table:table-cell>
          <table:table-cell table:style-name="ce2" office:value-type="float" office:value="29.6142109407" calcext:value-type="float">
            <text:p>29.6142109407</text:p>
          </table:table-cell>
        </table:table-row>
        <table:table-row table:style-name="ro1">
          <table:table-cell office:value-type="string" calcext:value-type="string">
            <text:p>baby.a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1.49978914261" calcext:value-type="float">
            <text:p>1.499789142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1.8977095635" calcext:value-type="float">
            <text:p>31.8977095635</text:p>
          </table:table-cell>
          <table:table-cell table:number-columns-repeated="4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4.151403522" calcext:value-type="float">
            <text:p>34.151403522</text:p>
          </table:table-cell>
        </table:table-row>
        <table:table-row table:style-name="ro1">
          <table:table-cell office:value-type="string" calcext:value-type="string">
            <text:p>baby.a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nes</text:p>
          </table:table-cell>
          <table:table-cell table:style-name="ce4" office:value-type="float" office:value="1.99136784077" calcext:value-type="float">
            <text:p>1.991367840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.7955179117" calcext:value-type="float">
            <text:p>31.7955179117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 office:value-type="string" calcext:value-type="string">
            <text:p>funnybaby.a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0.78802421093" calcext:value-type="float">
            <text:p>0.7880242109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4.814426285" calcext:value-type="float">
            <text:p>24.814426285</text:p>
          </table:table-cell>
          <table:table-cell table:number-columns-repeated="4"/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5.0920252233" calcext:value-type="float">
            <text:p>25.0920252233</text:p>
          </table:table-cell>
        </table:table-row>
        <table:table-row table:style-name="ro1">
          <table:table-cell office:value-type="string" calcext:value-type="string">
            <text:p>funnybaby.a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0.869858956337" calcext:value-type="float">
            <text:p>0.869858956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8.6332286012" calcext:value-type="float">
            <text:p>28.6332286012</text:p>
          </table:table-cell>
          <table:table-cell table:number-columns-repeated="4"/>
          <table:table-cell table:style-name="ce2" office:value-type="float" office:value="92" calcext:value-type="float">
            <text:p>92</text:p>
          </table:table-cell>
          <table:table-cell table:style-name="ce2" office:value-type="float" office:value="28.4880470105" calcext:value-type="float">
            <text:p>28.4880470105</text:p>
          </table:table-cell>
        </table:table-row>
        <table:table-row table:style-name="ro1">
          <table:table-cell office:value-type="string" calcext:value-type="string">
            <text:p>funnybaby.a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nes</text:p>
          </table:table-cell>
          <table:table-cell table:style-name="ce4" office:value-type="float" office:value="1.25661683083" calcext:value-type="float">
            <text:p>1.256616830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8.6805636182" calcext:value-type="float">
            <text:p>28.6805636182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 office:value-type="string" calcext:value-type="string">
            <text:p>bigbuckbunny.m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4.07801787853" calcext:value-type="float">
            <text:p>4.0780178785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6.88419822" calcext:value-type="float">
            <text:p>26.88419822</text:p>
          </table:table-cell>
          <table:table-cell table:number-columns-repeated="4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30.5690485134" calcext:value-type="float">
            <text:p>30.5690485134</text:p>
          </table:table-cell>
        </table:table-row>
        <table:table-row table:style-name="ro1">
          <table:table-cell office:value-type="string" calcext:value-type="string">
            <text:p>bigbuckbunny.m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4.28403949738" calcext:value-type="float">
            <text:p>4.284039497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0.2734960777" calcext:value-type="float">
            <text:p>30.2734960777</text:p>
          </table:table-cell>
          <table:table-cell table:number-columns-repeated="4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.2193559983" calcext:value-type="float">
            <text:p>32.2193559983</text:p>
          </table:table-cell>
        </table:table-row>
        <table:table-row table:style-name="ro1">
          <table:table-cell office:value-type="string" calcext:value-type="string">
            <text:p>bigbuckbunny.m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4.2245095253" calcext:value-type="float">
            <text:p>4.224509525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6.5705585286" calcext:value-type="float">
            <text:p>26.5705585286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 office:value-type="string" calcext:value-type="string">
            <text:p>bigbuckbunny.m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4.06923224926" calcext:value-type="float">
            <text:p>4.069232249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8.4880470105" calcext:value-type="float">
            <text:p>28.4880470105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 office:value-type="string" calcext:value-type="string">
            <text:p>camerachanges.m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12.84301126" calcext:value-type="float">
            <text:p>12.84301126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19.3951925262" calcext:value-type="float">
            <text:p>19.3951925262</text:p>
          </table:table-cell>
          <table:table-cell table:number-columns-repeated="4"/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5.0242711998" calcext:value-type="float">
            <text:p>25.0242711998</text:p>
          </table:table-cell>
        </table:table-row>
        <table:table-row table:style-name="ro1">
          <table:table-cell office:value-type="string" calcext:value-type="string">
            <text:p>camerachanges.m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13.3374395847" calcext:value-type="float">
            <text:p>13.3374395847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21.4301480025" calcext:value-type="float">
            <text:p>21.4301480025</text:p>
          </table:table-cell>
          <table:table-cell table:number-columns-repeated="4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7.3319726511" calcext:value-type="float">
            <text:p>27.3319726511</text:p>
          </table:table-cell>
        </table:table-row>
        <table:table-row table:style-name="ro1">
          <table:table-cell office:value-type="string" calcext:value-type="string">
            <text:p>camerachanges.mp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11.61463871" calcext:value-type="float">
            <text:p>11.61463871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float" office:value="18.1291335664" calcext:value-type="float">
            <text:p>18.1291335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rachanges.mp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12.2070056915" calcext:value-type="float">
            <text:p>12.2070056915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19.8677173427" calcext:value-type="float">
            <text:p>19.8677173427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 office:value-type="string" calcext:value-type="string">
            <text:p>camerachanges.mp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11.0550934553" calcext:value-type="float">
            <text:p>11.0550934553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office:value-type="float" office:value="17.8532983501" calcext:value-type="float">
            <text:p>17.8532983501</text:p>
          </table:table-cell>
          <table:table-cell table:number-columns-repeated="4"/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.2324587394" calcext:value-type="float">
            <text:p>24.2324587394</text:p>
          </table:table-cell>
        </table:table-row>
        <table:table-row table:style-name="ro1">
          <table:table-cell office:value-type="string" calcext:value-type="string">
            <text:p>camerachanges.mp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11.8824810266" calcext:value-type="float">
            <text:p>11.8824810266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18.6923171973" calcext:value-type="float">
            <text:p>18.6923171973</text:p>
          </table:table-cell>
          <table:table-cell table:number-columns-repeated="4"/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26.6370092539" calcext:value-type="float">
            <text:p>26.6370092539</text:p>
          </table:table-cell>
        </table:table-row>
        <table:table-row table:style-name="ro1">
          <table:table-cell office:value-type="string" calcext:value-type="string">
            <text:p>nocamerachanges.m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11.6756952286" calcext:value-type="float">
            <text:p>11.6756952286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7.2263392253" calcext:value-type="float">
            <text:p>27.2263392253</text:p>
          </table:table-cell>
          <table:table-cell table:number-columns-repeated="4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.120169695" calcext:value-type="float">
            <text:p>35.120169695</text:p>
          </table:table-cell>
        </table:table-row>
        <table:table-row table:style-name="ro1">
          <table:table-cell office:value-type="string" calcext:value-type="string">
            <text:p>nocamerachanges.m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11.6655997515" calcext:value-type="float">
            <text:p>11.665599751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1.5014216185" calcext:value-type="float">
            <text:p>31.5014216185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41.1411035653" calcext:value-type="float">
            <text:p>41.1411035653</text:p>
          </table:table-cell>
        </table:table-row>
        <table:table-row table:style-name="ro1">
          <table:table-cell office:value-type="string" calcext:value-type="string">
            <text:p>nocamerachanges.mp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10.6433948994" calcext:value-type="float">
            <text:p>10.6433948994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26.0530504614" calcext:value-type="float">
            <text:p>26.0530504614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 office:value-type="string" calcext:value-type="string">
            <text:p>nocamerachanges.mp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10.919157052" calcext:value-type="float">
            <text:p>10.91915705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8.0413943234" calcext:value-type="float">
            <text:p>28.0413943234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 office:value-type="string" calcext:value-type="string">
            <text:p>nocamerachanges.mp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10.0857915401" calcext:value-type="float">
            <text:p>10.0857915401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3.7657695706" calcext:value-type="float">
            <text:p>23.7657695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amerachanges.mp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10.7112757683" calcext:value-type="float">
            <text:p>10.711275768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5.7170883181" calcext:value-type="float">
            <text:p>25.717088318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astfightscene.m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5.27552347183" calcext:value-type="float">
            <text:p>5.2755234718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18.5733249643" calcext:value-type="float">
            <text:p>18.57332496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fightscene.m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5.69514842033" calcext:value-type="float">
            <text:p>5.6951484203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20.4921802267" calcext:value-type="float">
            <text:p>20.4921802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fightscene.m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 cercano</text:p>
          </table:table-cell>
          <table:table-cell table:style-name="ce4" office:value-type="float" office:value="5.04609587193" calcext:value-type="float">
            <text:p>5.0460958719</text:p>
          </table:table-cell>
          <table:table-cell table:style-name="ce4" office:value-type="float" office:value="943" calcext:value-type="float">
            <text:p>943</text:p>
          </table:table-cell>
          <table:table-cell table:style-name="ce4" office:value-type="float" office:value="18.3250891271" calcext:value-type="float">
            <text:p>18.3250891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fightscene.m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polacion lineal</text:p>
          </table:table-cell>
          <table:table-cell table:style-name="ce4" office:value-type="float" office:value="5.26579759121" calcext:value-type="float">
            <text:p>5.265797591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9.5424250944" calcext:value-type="float">
            <text:p>19.5424250944</text:p>
          </table:table-cell>
          <table:table-cell table:number-columns-repeated="6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Video – Método</text:p>
          </table:table-cell>
          <table:table-cell office:value-type="string" calcext:value-type="string">
            <text:p>Promedio ECM</text:p>
          </table:table-cell>
          <table:table-cell office:value-type="string" calcext:value-type="string">
            <text:p>Promedio PSNR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aby.avi – Más cercano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8.3947804737" calcext:value-type="float">
            <text:p>28.3947804737</text:p>
          </table:table-cell>
          <table:table-cell table:style-name="Default"/>
          <table:table-cell table:style-name="ce4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funnybaby.avi – Más cercano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4.814426285" calcext:value-type="float">
            <text:p>24.814426285</text:p>
          </table:table-cell>
          <table:table-cell table:style-name="Default"/>
          <table:table-cell table:style-name="ce4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baby.avi – Interpolación lineal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1.8977095635" calcext:value-type="float">
            <text:p>31.897709563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funnybaby.avi – Interpolación lineal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8.6332286012" calcext:value-type="float">
            <text:p>28.6332286012</text:p>
          </table:table-cell>
          <table:table-cell table:style-name="Default"/>
          <table:table-cell table:style-name="ce4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baby.avi – Splines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.7955179117" calcext:value-type="float">
            <text:p>31.7955179117</text:p>
          </table:table-cell>
          <table:table-cell table:style-name="Default"/>
          <table:table-cell table:style-name="ce4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funnybaby.avi – Splines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8.6805636182" calcext:value-type="float">
            <text:p>28.6805636182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Video – Método</text:p>
          </table:table-cell>
          <table:table-cell office:value-type="string" calcext:value-type="string">
            <text:p>Promedio ECM</text:p>
          </table:table-cell>
          <table:table-cell office:value-type="string" calcext:value-type="string">
            <text:p>Promedio PSN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gbuckbunny.mp4 – Más cercano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6.88419822" calcext:value-type="float">
            <text:p>26.8841982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bigbuckbunny.mp4 – Interpolación lineal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0.2734960777" calcext:value-type="float">
            <text:p>30.273496077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bigbuckbunny.mp4 – Spline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fightscene.mp4 – Más cercano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18.5733249643" calcext:value-type="float">
            <text:p>18.573324964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fightscene.mp4 – Interpolación lineal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20.4921802267" calcext:value-type="float">
            <text:p>20.492180226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fightscene.mp4 – Splines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19.956351946" calcext:value-type="float">
            <text:p>19.95635194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Video – Método</text:p>
          </table:table-cell>
          <table:table-cell office:value-type="string" calcext:value-type="string">
            <text:p>Promedio ECM</text:p>
          </table:table-cell>
          <table:table-cell office:value-type="string" calcext:value-type="string">
            <text:p>Promedio PSNR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bigbuckbunny.mp4 – Más cercano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6.5705585286" calcext:value-type="float">
            <text:p>26.5705585286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bigbuckbunny.mp4 – Interpolación lineal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8.4880470105" calcext:value-type="float">
            <text:p>28.488047010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fightscene.mp4 – Más cercano</text:p>
          </table:table-cell>
          <table:table-cell table:style-name="ce4" office:value-type="float" office:value="943" calcext:value-type="float">
            <text:p>943</text:p>
          </table:table-cell>
          <table:table-cell table:style-name="ce4" office:value-type="float" office:value="18.3250891271" calcext:value-type="float">
            <text:p>18.325089127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stfightscene.mp4 – Interpolación lineal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9.5424250944" calcext:value-type="float">
            <text:p>19.542425094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alto entre frames</text:p>
          </table:table-cell>
          <table:table-cell office:value-type="string" calcext:value-type="string">
            <text:p>Video – Método</text:p>
          </table:table-cell>
          <table:table-cell office:value-type="string" calcext:value-type="string">
            <text:p>Promedio ECM</text:p>
          </table:table-cell>
          <table:table-cell office:value-type="string" calcext:value-type="string">
            <text:p>Promedio PSN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amerachanges.mp4 – Más cercano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19.3951925262" calcext:value-type="float">
            <text:p>19.3951925262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amerachanges.mp4 – Interpolación lineal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21.4301480025" calcext:value-type="float">
            <text:p>21.4301480025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amerachanges.mp4 – Splines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21.0037054512" calcext:value-type="float">
            <text:p>21.0037054512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amerachanges.mp4 – Más cercano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float" office:value="18.1291335664" calcext:value-type="float">
            <text:p>18.1291335664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amerachanges.mp4 – Interpolación lineal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19.8677173427" calcext:value-type="float">
            <text:p>19.8677173427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amerachanges.mp4 – Splines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19.3951925262" calcext:value-type="float">
            <text:p>19.3951925262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amerachanges.mp4 – Más cercano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office:value-type="float" office:value="17.8532983501" calcext:value-type="float">
            <text:p>17.8532983501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amerachanges.mp4 – Interpolación lineal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18.6923171973" calcext:value-type="float">
            <text:p>18.6923171973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amerachanges.mp4 – Splines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18.1291335664" calcext:value-type="float">
            <text:p>18.1291335664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camerachanges.mp4 – Más cercano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7.2263392253" calcext:value-type="float">
            <text:p>27.2263392253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camerachanges.mp4 – Interpolación lineal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1.5014216185" calcext:value-type="float">
            <text:p>31.5014216185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camerachanges.mp4 – Splines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1.4082218011" calcext:value-type="float">
            <text:p>31.4082218011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ocamerachanges.mp4 – Más cercan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26.0530504614" calcext:value-type="float">
            <text:p>26.0530504614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ocamerachanges.mp4 – Interpolación lineal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8.0413943234" calcext:value-type="float">
            <text:p>28.0413943234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ocamerachanges.mp4 – Splines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8.1291335664" calcext:value-type="float">
            <text:p>28.1291335664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nocamerachanges.mp4 – Más cercano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3.7657695706" calcext:value-type="float">
            <text:p>23.7657695706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nocamerachanges.mp4 – Interpolación lineal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5.7170883181" calcext:value-type="float">
            <text:p>25.7170883181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nocamerachanges.mp4 – Splines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5.3655844257" calcext:value-type="float">
            <text:p>25.3655844257</text:p>
          </table:table-cell>
          <table:table-cell table:number-columns-repeated="8"/>
        </table:table-row>
        <table:table-row table:style-name="ro1" table:number-rows-repeated="104849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5:16:16.670275626</meta:creation-date>
    <dc:date>2015-11-09T01:34:11.839639476</dc:date>
    <meta:editing-duration>PT2H6M14S</meta:editing-duration>
    <meta:editing-cycles>11</meta:editing-cycles>
    <meta:generator>LibreOffice/5.0.2.2$Linux_X86_64 LibreOffice_project/00m0$Build-2</meta:generator>
    <meta:document-statistic meta:table-count="1" meta:cell-count="33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45cm" svg:height="10.307cm" xlink:href=".." xlink:type="simple" chart:class="chart:bar" chart:style-name="ch1">
        <chart:title svg:x="5.641cm" svg:y="0.342cm" chart:style-name="ch2">
          <text:p>Comparación videos de la cátedra con salto 1 entre frames</text:p>
        </chart:title>
        <chart:legend chart:legend-position="bottom" svg:x="8.606cm" svg:y="9.524cm" style:legend-expansion="wide" chart:style-name="ch3"/>
        <chart:plot-area chart:style-name="ch4" table:cell-range-address="Sheet1.B37:Sheet1.D43" chart:data-source-has-labels="both" svg:x="0.462cm" svg:y="1.353cm" svg:width="22.221cm" svg:height="7.965cm">
          <chartooo:coordinate-region svg:x="6.084cm" svg:y="1.353cm" svg:width="16.319cm" svg:height="7.318cm"/>
          <chart:axis chart:dimension="x" chart:name="primary-x" chart:style-name="ch5" chartooo:axis-type="auto">
            <chartooo:date-scale/>
            <chart:categories table:cell-range-address="Sheet1.B38:Sheet1.B4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C38:Sheet1.C43" chart:label-cell-address="Sheet1.C37:Sheet1.C37" chart:class="chart:bar">
            <chart:data-point chart:repeated="6"/>
          </chart:series>
          <chart:series chart:style-name="ch9" chart:values-cell-range-address="Sheet1.D38:Sheet1.D43" chart:label-cell-address="Sheet1.D37:Sheet1.D3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ECM</text:p>
                <draw:g>
                  <svg:desc>Sheet1.C37:Sheet1.C37</svg:desc>
                </draw:g>
              </table:table-cell>
              <table:table-cell office:value-type="string">
                <text:p>Promedio PSNR</text:p>
                <draw:g>
                  <svg:desc>Sheet1.D37:Sheet1.D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by.avi – Más cercano</text:p>
                <draw:g>
                  <svg:desc>Sheet1.B38:Sheet1.B43</svg:desc>
                </draw:g>
              </table:table-cell>
              <table:table-cell office:value-type="float" office:value="94">
                <text:p>94</text:p>
                <draw:g>
                  <svg:desc>Sheet1.C38:Sheet1.C43</svg:desc>
                </draw:g>
              </table:table-cell>
              <table:table-cell office:value-type="float" office:value="28.3947804737">
                <text:p>28.3947804737</text:p>
                <draw:g>
                  <svg:desc>Sheet1.D38:Sheet1.D43</svg:desc>
                </draw:g>
              </table:table-cell>
            </table:table-row>
            <table:table-row>
              <table:table-cell office:value-type="string">
                <text:p>funnybaby.avi – Más cercano</text:p>
              </table:table-cell>
              <table:table-cell office:value-type="float" office:value="214">
                <text:p>214</text:p>
              </table:table-cell>
              <table:table-cell office:value-type="float" office:value="24.814426285">
                <text:p>24.814426285</text:p>
              </table:table-cell>
            </table:table-row>
            <table:table-row>
              <table:table-cell office:value-type="string">
                <text:p>baby.avi – Interpolación lineal</text:p>
              </table:table-cell>
              <table:table-cell office:value-type="float" office:value="42">
                <text:p>42</text:p>
              </table:table-cell>
              <table:table-cell office:value-type="float" office:value="31.8977095635">
                <text:p>31.8977095635</text:p>
              </table:table-cell>
            </table:table-row>
            <table:table-row>
              <table:table-cell office:value-type="string">
                <text:p>funnybaby.avi – Interpolación lineal</text:p>
              </table:table-cell>
              <table:table-cell office:value-type="float" office:value="89">
                <text:p>89</text:p>
              </table:table-cell>
              <table:table-cell office:value-type="float" office:value="28.6332286012">
                <text:p>28.6332286012</text:p>
              </table:table-cell>
            </table:table-row>
            <table:table-row>
              <table:table-cell office:value-type="string">
                <text:p>baby.avi – Splines</text:p>
              </table:table-cell>
              <table:table-cell office:value-type="float" office:value="43">
                <text:p>43</text:p>
              </table:table-cell>
              <table:table-cell office:value-type="float" office:value="31.7955179117">
                <text:p>31.7955179117</text:p>
              </table:table-cell>
            </table:table-row>
            <table:table-row>
              <table:table-cell office:value-type="string">
                <text:p>funnybaby.avi – Splines</text:p>
              </table:table-cell>
              <table:table-cell office:value-type="float" office:value="88">
                <text:p>88</text:p>
              </table:table-cell>
              <table:table-cell office:value-type="float" office:value="28.6805636182">
                <text:p>28.6805636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96cm" svg:height="10.068cm" xlink:href=".." xlink:type="simple" chart:class="chart:bar" chart:style-name="ch1">
        <chart:title svg:x="5.129cm" svg:y="0.337cm" chart:style-name="ch2">
          <text:p>Comparación entre videos continuos con salto 1 entre frames</text:p>
        </chart:title>
        <chart:legend chart:legend-position="bottom" svg:x="8.332cm" svg:y="9.285cm" style:legend-expansion="wide" chart:style-name="ch3"/>
        <chart:plot-area chart:style-name="ch4" table:cell-range-address="Sheet1.B45:Sheet1.D51" chart:data-source-has-labels="both" svg:x="0.451cm" svg:y="1.343cm" svg:width="21.694cm" svg:height="7.741cm">
          <chartooo:coordinate-region svg:x="6.814cm" svg:y="1.343cm" svg:width="14.88cm" svg:height="7.094cm"/>
          <chart:axis chart:dimension="x" chart:name="primary-x" chart:style-name="ch5" chartooo:axis-type="auto">
            <chartooo:date-scale/>
            <chart:categories table:cell-range-address="Sheet1.B46:Sheet1.B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6:Sheet1.C51" chart:label-cell-address="Sheet1.C45:Sheet1.C45" chart:class="chart:bar">
            <chart:data-point chart:repeated="6"/>
          </chart:series>
          <chart:series chart:style-name="ch9" chart:values-cell-range-address="Sheet1.D46:Sheet1.D51" chart:label-cell-address="Sheet1.D45:Sheet1.D4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ECM</text:p>
                <draw:g>
                  <svg:desc>Sheet1.C45:Sheet1.C45</svg:desc>
                </draw:g>
              </table:table-cell>
              <table:table-cell office:value-type="string">
                <text:p>Promedio PSNR</text:p>
                <draw:g>
                  <svg:desc>Sheet1.D45:Sheet1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gbuckbunny.mp4 – Más cercano</text:p>
                <draw:g>
                  <svg:desc>Sheet1.B46:Sheet1.B51</svg:desc>
                </draw:g>
              </table:table-cell>
              <table:table-cell office:value-type="float" office:value="133">
                <text:p>133</text:p>
                <draw:g>
                  <svg:desc>Sheet1.C46:Sheet1.C51</svg:desc>
                </draw:g>
              </table:table-cell>
              <table:table-cell office:value-type="float" office:value="26.88419822">
                <text:p>26.88419822</text:p>
                <draw:g>
                  <svg:desc>Sheet1.D46:Sheet1.D51</svg:desc>
                </draw:g>
              </table:table-cell>
            </table:table-row>
            <table:table-row>
              <table:table-cell office:value-type="string">
                <text:p>bigbuckbunny.mp4 – Interpolación lineal</text:p>
              </table:table-cell>
              <table:table-cell office:value-type="float" office:value="61">
                <text:p>61</text:p>
              </table:table-cell>
              <table:table-cell office:value-type="float" office:value="30.2734960777">
                <text:p>30.2734960777</text:p>
              </table:table-cell>
            </table:table-row>
            <table:table-row>
              <table:table-cell office:value-type="string">
                <text:p>bigbuckbunny.mp4 – Splines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astfightscene.mp4 – Más cercano</text:p>
              </table:table-cell>
              <table:table-cell office:value-type="float" office:value="891">
                <text:p>891</text:p>
              </table:table-cell>
              <table:table-cell office:value-type="float" office:value="18.5733249643">
                <text:p>18.5733249643</text:p>
              </table:table-cell>
            </table:table-row>
            <table:table-row>
              <table:table-cell office:value-type="string">
                <text:p>fastfightscene.mp4 – Interpolación lineal</text:p>
              </table:table-cell>
              <table:table-cell office:value-type="float" office:value="579">
                <text:p>579</text:p>
              </table:table-cell>
              <table:table-cell office:value-type="float" office:value="20.4921802267">
                <text:p>20.4921802267</text:p>
              </table:table-cell>
            </table:table-row>
            <table:table-row>
              <table:table-cell office:value-type="string">
                <text:p>fastfightscene.mp4 – Splines</text:p>
              </table:table-cell>
              <table:table-cell office:value-type="float" office:value="651">
                <text:p>651</text:p>
              </table:table-cell>
              <table:table-cell office:value-type="float" office:value="19.956351946">
                <text:p>19.9563519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54cm" svg:height="9cm" xlink:href=".." xlink:type="simple" chart:class="chart:bar" chart:style-name="ch1">
        <chart:title svg:x="5.208cm" svg:y="0.316cm" chart:style-name="ch2">
          <text:p>Comparación entre videos continuos con salto 2 entre frames</text:p>
        </chart:title>
        <chart:legend chart:legend-position="bottom" svg:x="8.411cm" svg:y="8.217cm" style:legend-expansion="wide" chart:style-name="ch3"/>
        <chart:plot-area chart:style-name="ch4" table:cell-range-address="Sheet1.B53:Sheet1.D57" chart:data-source-has-labels="both" svg:x="0.455cm" svg:y="1.301cm" svg:width="21.844cm" svg:height="6.736cm">
          <chartooo:coordinate-region svg:x="6.818cm" svg:y="1.301cm" svg:width="15.03cm" svg:height="6.089cm"/>
          <chart:axis chart:dimension="x" chart:name="primary-x" chart:style-name="ch5" chartooo:axis-type="auto">
            <chartooo:date-scale/>
            <chart:categories table:cell-range-address="Sheet1.B54:Sheet1.B5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C54:Sheet1.C57" chart:label-cell-address="Sheet1.C53:Sheet1.C53" chart:class="chart:bar">
            <chart:data-point chart:repeated="4"/>
          </chart:series>
          <chart:series chart:style-name="ch9" chart:values-cell-range-address="Sheet1.D54:Sheet1.D57" chart:label-cell-address="Sheet1.D53:Sheet1.D5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ECM</text:p>
                <draw:g>
                  <svg:desc>Sheet1.C53:Sheet1.C53</svg:desc>
                </draw:g>
              </table:table-cell>
              <table:table-cell office:value-type="string">
                <text:p>Promedio PSNR</text:p>
                <draw:g>
                  <svg:desc>Sheet1.D53:Sheet1.D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gbuckbunny.mp4 – Más cercano</text:p>
                <draw:g>
                  <svg:desc>Sheet1.B54:Sheet1.B57</svg:desc>
                </draw:g>
              </table:table-cell>
              <table:table-cell office:value-type="float" office:value="143">
                <text:p>143</text:p>
                <draw:g>
                  <svg:desc>Sheet1.C54:Sheet1.C57</svg:desc>
                </draw:g>
              </table:table-cell>
              <table:table-cell office:value-type="float" office:value="26.5705585286">
                <text:p>26.5705585286</text:p>
                <draw:g>
                  <svg:desc>Sheet1.D54:Sheet1.D57</svg:desc>
                </draw:g>
              </table:table-cell>
            </table:table-row>
            <table:table-row>
              <table:table-cell office:value-type="string">
                <text:p>bigbuckbunny.mp4 – Interpolación lineal</text:p>
              </table:table-cell>
              <table:table-cell office:value-type="float" office:value="92">
                <text:p>92</text:p>
              </table:table-cell>
              <table:table-cell office:value-type="float" office:value="28.4880470105">
                <text:p>28.4880470105</text:p>
              </table:table-cell>
            </table:table-row>
            <table:table-row>
              <table:table-cell office:value-type="string">
                <text:p>fastfightscene.mp4 – Más cercano</text:p>
              </table:table-cell>
              <table:table-cell office:value-type="float" office:value="943">
                <text:p>943</text:p>
              </table:table-cell>
              <table:table-cell office:value-type="float" office:value="18.3250891271">
                <text:p>18.3250891271</text:p>
              </table:table-cell>
            </table:table-row>
            <table:table-row>
              <table:table-cell office:value-type="string">
                <text:p>fastfightscene.mp4 – Interpolación lineal</text:p>
              </table:table-cell>
              <table:table-cell office:value-type="float" office:value="720">
                <text:p>720</text:p>
              </table:table-cell>
              <table:table-cell office:value-type="float" office:value="19.5424250944">
                <text:p>19.54242509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71cm" svg:height="17.93cm" xlink:href=".." xlink:type="simple" chart:class="chart:bar" chart:style-name="ch1">
        <chart:title svg:x="7.783cm" svg:y="0.461cm" chart:style-name="ch2">
          <text:p>Comparación entre videos con y sin cambios de cámara (ECM)</text:p>
        </chart:title>
        <chart:plot-area chart:style-name="ch3" table:cell-range-address="Sheet1.A61:Sheet1.C79" chart:data-source-has-labels="both" svg:x="1.524cm" svg:y="1.657cm" svg:width="23.634cm" svg:height="14.934cm">
          <chartooo:coordinate-region svg:x="9.038cm" svg:y="1.657cm" svg:width="15.748cm" svg:height="14.287cm"/>
          <chart:axis chart:dimension="x" chart:name="primary-x" chart:style-name="ch4" chartooo:axis-type="auto">
            <chartooo:date-scale/>
            <chart:title svg:x="0.451cm" svg:y="10.901cm" chart:style-name="ch5">
              <text:p>Salto - Video - Algoritmo</text:p>
            </chart:title>
            <chart:categories table:cell-range-address="Sheet1.A62:Sheet1.B79"/>
          </chart:axis>
          <chart:axis chart:dimension="y" chart:name="primary-y" chart:style-name="ch6">
            <chart:title svg:x="12.186cm" svg:y="16.949cm" chart:style-name="ch7">
              <text:p>ECM Promedio</text:p>
            </chart:title>
            <chart:grid chart:style-name="ch8" chart:class="major"/>
          </chart:axis>
          <chart:series chart:style-name="ch9" chart:values-cell-range-address="Sheet1.C62:Sheet1.C79" chart:label-cell-address="Sheet1.C61:Sheet1.C6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ECM</text:p>
                <draw:g>
                  <svg:desc>Sheet1.C61:Sheet1.C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camerachanges.mp4 – Más cercano</text:p>
                <text:list>
                  <text:list-item>
                    <text:p/>
                  </text:list-item>
                  <text:list-item>
                    <text:p>camerachanges.mp4 – Más cercano</text:p>
                  </text:list-item>
                </text:list>
                <draw:g>
                  <svg:desc>Sheet1.A62:Sheet1.B79</svg:desc>
                </draw:g>
              </table:table-cell>
              <table:table-cell office:value-type="float" office:value="746">
                <text:p>746</text:p>
                <draw:g>
                  <svg:desc>Sheet1.C62:Sheet1.C79</svg:desc>
                </draw:g>
              </table:table-cell>
            </table:table-row>
            <table:table-row>
              <table:table-cell office:value-type="float" office:value="1">
                <text:p>camerachanges.mp4 – Interpolación lineal</text:p>
                <text:list>
                  <text:list-item>
                    <text:p/>
                  </text:list-item>
                  <text:list-item>
                    <text:p>camerachanges.mp4 – Interpolación lineal</text:p>
                  </text:list-item>
                </text:list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1">
                <text:p>camerachanges.mp4 – Splines</text:p>
                <text:list>
                  <text:list-item>
                    <text:p/>
                  </text:list-item>
                  <text:list-item>
                    <text:p>camerachanges.mp4 – Splines</text:p>
                  </text:list-item>
                </text:list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3">
                <text:p>camerachanges.mp4 – Más cercano</text:p>
                <text:list>
                  <text:list-item>
                    <text:p/>
                  </text:list-item>
                  <text:list-item>
                    <text:p>camerachanges.mp4 – Más cercano</text:p>
                  </text:list-item>
                </text:list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3">
                <text:p>camerachanges.mp4 – Interpolación lineal</text:p>
                <text:list>
                  <text:list-item>
                    <text:p/>
                  </text:list-item>
                  <text:list-item>
                    <text:p>camerachanges.mp4 – Interpolación lineal</text:p>
                  </text:list-item>
                </text:list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3">
                <text:p>camerachanges.mp4 – Splines</text:p>
                <text:list>
                  <text:list-item>
                    <text:p/>
                  </text:list-item>
                  <text:list-item>
                    <text:p>camerachanges.mp4 – Splines</text:p>
                  </text:list-item>
                </text:list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5">
                <text:p>10 camerachanges.mp4 – Más cercano</text:p>
                <text:list>
                  <text:list-item>
                    <text:p/>
                  </text:list-item>
                  <text:list-item>
                    <text:p>camerachanges.mp4 – Más cercano</text:p>
                  </text:list-item>
                </text:list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5">
                <text:p>10 camerachanges.mp4 – Interpolación lineal</text:p>
                <text:list>
                  <text:list-item>
                    <text:p/>
                  </text:list-item>
                  <text:list-item>
                    <text:p>camerachanges.mp4 – Interpolación lineal</text:p>
                  </text:list-item>
                </text:list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5">
                <text:p>10 camerachanges.mp4 – Splines</text:p>
                <text:list>
                  <text:list-item>
                    <text:p/>
                  </text:list-item>
                  <text:list-item>
                    <text:p>camerachanges.mp4 – Splines</text:p>
                  </text:list-item>
                </text:list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1">
                <text:p>10 nocamerachanges.mp4 – Más cercano</text:p>
                <text:list>
                  <text:list-item>
                    <text:p/>
                  </text:list-item>
                  <text:list-item>
                    <text:p>nocamerachanges.mp4 – Más cercano</text:p>
                  </text:list-item>
                </text:list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">
                <text:p>10 nocamerachanges.mp4 – Interpolación lineal</text:p>
                <text:list>
                  <text:list-item>
                    <text:p/>
                  </text:list-item>
                  <text:list-item>
                    <text:p>nocamerachanges.mp4 – Interpolación lineal</text:p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">
                <text:p>10 nocamerachanges.mp4 – Splines</text:p>
                <text:list>
                  <text:list-item>
                    <text:p/>
                  </text:list-item>
                  <text:list-item>
                    <text:p>nocamerachanges.mp4 – Splines</text:p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">
                <text:p>10 nocamerachanges.mp4 – Más cercano</text:p>
                <text:list>
                  <text:list-item>
                    <text:p/>
                  </text:list-item>
                  <text:list-item>
                    <text:p>nocamerachanges.mp4 – Más cercano</text:p>
                  </text:list-item>
                </text:list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">
                <text:p>10 nocamerachanges.mp4 – Interpolación lineal</text:p>
                <text:list>
                  <text:list-item>
                    <text:p/>
                  </text:list-item>
                  <text:list-item>
                    <text:p>nocamerachanges.mp4 – Interpolación lineal</text:p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">
                <text:p>10 nocamerachanges.mp4 – Splines</text:p>
                <text:list>
                  <text:list-item>
                    <text:p/>
                  </text:list-item>
                  <text:list-item>
                    <text:p>nocamerachanges.mp4 – Splines</text:p>
                  </text:list-item>
                </text:list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10 nocamerachanges.mp4 – Más cercano</text:p>
                <text:list>
                  <text:list-item>
                    <text:p/>
                  </text:list-item>
                  <text:list-item>
                    <text:p>nocamerachanges.mp4 – Más cercano</text:p>
                  </text:list-item>
                </text:list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5">
                <text:p>10 nocamerachanges.mp4 – Interpolación lineal</text:p>
                <text:list>
                  <text:list-item>
                    <text:p/>
                  </text:list-item>
                  <text:list-item>
                    <text:p>nocamerachanges.mp4 – Interpolación lineal</text:p>
                  </text:list-item>
                </text:list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">
                <text:p>10 nocamerachanges.mp4 – Splines</text:p>
                <text:list>
                  <text:list-item>
                    <text:p/>
                  </text:list-item>
                  <text:list-item>
                    <text:p>nocamerachanges.mp4 – Splines</text:p>
                  </text:list-item>
                </text:list>
              </table:table-cell>
              <table:table-cell office:value-type="float" office:value="189">
                <text:p>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7cm" svg:height="17.931cm" xlink:href=".." xlink:type="simple" chart:class="chart:bar" chart:style-name="ch1">
        <chart:title svg:x="4.292cm" svg:y="0.494cm" chart:style-name="ch2">
          <text:p>Comparación entre videos con y sin cambios de cámara (PSNR)</text:p>
        </chart:title>
        <chart:plot-area chart:style-name="ch3" table:cell-range-address="Sheet1.A61:Sheet1.B79 Sheet1.D61:Sheet1.D79" chart:data-source-has-labels="both" svg:x="1.442cm" svg:y="1.657cm" svg:width="19.684cm" svg:height="14.935cm">
          <chartooo:coordinate-region svg:x="8.956cm" svg:y="1.657cm" svg:width="11.983cm" svg:height="14.288cm"/>
          <chart:axis chart:dimension="x" chart:name="primary-x" chart:style-name="ch4" chartooo:axis-type="auto">
            <chartooo:date-scale/>
            <chart:title svg:x="0.451cm" svg:y="10.901cm" chart:style-name="ch5">
              <text:p>Salto - Video - Algoritmo</text:p>
            </chart:title>
            <chart:categories table:cell-range-address="Sheet1.A62:Sheet1.B79"/>
          </chart:axis>
          <chart:axis chart:dimension="y" chart:name="primary-y" chart:style-name="ch6">
            <chart:title svg:x="10.036cm" svg:y="16.95cm" chart:style-name="ch7">
              <text:p>PSNR Promedio</text:p>
            </chart:title>
            <chart:grid chart:style-name="ch8" chart:class="major"/>
          </chart:axis>
          <chart:series chart:style-name="ch9" chart:values-cell-range-address="Sheet1.D62:Sheet1.D79" chart:label-cell-address="Sheet1.D61:Sheet1.D6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PSNR</text:p>
                <draw:g>
                  <svg:desc>Sheet1.D61:Sheet1.D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camerachanges.mp4 – Más cercano</text:p>
                <text:list>
                  <text:list-item>
                    <text:p/>
                  </text:list-item>
                  <text:list-item>
                    <text:p>camerachanges.mp4 – Más cercano</text:p>
                  </text:list-item>
                </text:list>
                <draw:g>
                  <svg:desc>Sheet1.A62:Sheet1.B79</svg:desc>
                </draw:g>
              </table:table-cell>
              <table:table-cell office:value-type="float" office:value="19.3951925262">
                <text:p>19.3951925262</text:p>
                <draw:g>
                  <svg:desc>Sheet1.D62:Sheet1.D79</svg:desc>
                </draw:g>
              </table:table-cell>
            </table:table-row>
            <table:table-row>
              <table:table-cell office:value-type="float" office:value="1">
                <text:p>camerachanges.mp4 – Interpolación lineal</text:p>
                <text:list>
                  <text:list-item>
                    <text:p/>
                  </text:list-item>
                  <text:list-item>
                    <text:p>camerachanges.mp4 – Interpolación lineal</text:p>
                  </text:list-item>
                </text:list>
              </table:table-cell>
              <table:table-cell office:value-type="float" office:value="21.4301480025">
                <text:p>21.4301480025</text:p>
              </table:table-cell>
            </table:table-row>
            <table:table-row>
              <table:table-cell office:value-type="float" office:value="1">
                <text:p>camerachanges.mp4 – Splines</text:p>
                <text:list>
                  <text:list-item>
                    <text:p/>
                  </text:list-item>
                  <text:list-item>
                    <text:p>camerachanges.mp4 – Splines</text:p>
                  </text:list-item>
                </text:list>
              </table:table-cell>
              <table:table-cell office:value-type="float" office:value="21.0037054512">
                <text:p>21.0037054512</text:p>
              </table:table-cell>
            </table:table-row>
            <table:table-row>
              <table:table-cell office:value-type="float" office:value="3">
                <text:p>camerachanges.mp4 – Más cercano</text:p>
                <text:list>
                  <text:list-item>
                    <text:p/>
                  </text:list-item>
                  <text:list-item>
                    <text:p>camerachanges.mp4 – Más cercano</text:p>
                  </text:list-item>
                </text:list>
              </table:table-cell>
              <table:table-cell office:value-type="float" office:value="18.1291335664">
                <text:p>18.1291335664</text:p>
              </table:table-cell>
            </table:table-row>
            <table:table-row>
              <table:table-cell office:value-type="float" office:value="3">
                <text:p>camerachanges.mp4 – Interpolación lineal</text:p>
                <text:list>
                  <text:list-item>
                    <text:p/>
                  </text:list-item>
                  <text:list-item>
                    <text:p>camerachanges.mp4 – Interpolación lineal</text:p>
                  </text:list-item>
                </text:list>
              </table:table-cell>
              <table:table-cell office:value-type="float" office:value="19.8677173427">
                <text:p>19.8677173427</text:p>
              </table:table-cell>
            </table:table-row>
            <table:table-row>
              <table:table-cell office:value-type="float" office:value="3">
                <text:p>camerachanges.mp4 – Splines</text:p>
                <text:list>
                  <text:list-item>
                    <text:p/>
                  </text:list-item>
                  <text:list-item>
                    <text:p>camerachanges.mp4 – Splines</text:p>
                  </text:list-item>
                </text:list>
              </table:table-cell>
              <table:table-cell office:value-type="float" office:value="19.3951925262">
                <text:p>19.3951925262</text:p>
              </table:table-cell>
            </table:table-row>
            <table:table-row>
              <table:table-cell office:value-type="float" office:value="5">
                <text:p>10 camerachanges.mp4 – Más cercano</text:p>
                <text:list>
                  <text:list-item>
                    <text:p/>
                  </text:list-item>
                  <text:list-item>
                    <text:p>camerachanges.mp4 – Más cercano</text:p>
                  </text:list-item>
                </text:list>
              </table:table-cell>
              <table:table-cell office:value-type="float" office:value="17.8532983501">
                <text:p>17.8532983501</text:p>
              </table:table-cell>
            </table:table-row>
            <table:table-row>
              <table:table-cell office:value-type="float" office:value="5">
                <text:p>10 camerachanges.mp4 – Interpolación lineal</text:p>
                <text:list>
                  <text:list-item>
                    <text:p/>
                  </text:list-item>
                  <text:list-item>
                    <text:p>camerachanges.mp4 – Interpolación lineal</text:p>
                  </text:list-item>
                </text:list>
              </table:table-cell>
              <table:table-cell office:value-type="float" office:value="18.6923171973">
                <text:p>18.6923171973</text:p>
              </table:table-cell>
            </table:table-row>
            <table:table-row>
              <table:table-cell office:value-type="float" office:value="5">
                <text:p>10 camerachanges.mp4 – Splines</text:p>
                <text:list>
                  <text:list-item>
                    <text:p/>
                  </text:list-item>
                  <text:list-item>
                    <text:p>camerachanges.mp4 – Splines</text:p>
                  </text:list-item>
                </text:list>
              </table:table-cell>
              <table:table-cell office:value-type="float" office:value="18.1291335664">
                <text:p>18.1291335664</text:p>
              </table:table-cell>
            </table:table-row>
            <table:table-row>
              <table:table-cell office:value-type="float" office:value="1">
                <text:p>10 nocamerachanges.mp4 – Más cercano</text:p>
                <text:list>
                  <text:list-item>
                    <text:p/>
                  </text:list-item>
                  <text:list-item>
                    <text:p>nocamerachanges.mp4 – Más cercano</text:p>
                  </text:list-item>
                </text:list>
              </table:table-cell>
              <table:table-cell office:value-type="float" office:value="27.2263392253">
                <text:p>27.2263392253</text:p>
              </table:table-cell>
            </table:table-row>
            <table:table-row>
              <table:table-cell office:value-type="float" office:value="1">
                <text:p>10 nocamerachanges.mp4 – Interpolación lineal</text:p>
                <text:list>
                  <text:list-item>
                    <text:p/>
                  </text:list-item>
                  <text:list-item>
                    <text:p>nocamerachanges.mp4 – Interpolación lineal</text:p>
                  </text:list-item>
                </text:list>
              </table:table-cell>
              <table:table-cell office:value-type="float" office:value="31.5014216185">
                <text:p>31.5014216185</text:p>
              </table:table-cell>
            </table:table-row>
            <table:table-row>
              <table:table-cell office:value-type="float" office:value="1">
                <text:p>10 nocamerachanges.mp4 – Splines</text:p>
                <text:list>
                  <text:list-item>
                    <text:p/>
                  </text:list-item>
                  <text:list-item>
                    <text:p>nocamerachanges.mp4 – Splines</text:p>
                  </text:list-item>
                </text:list>
              </table:table-cell>
              <table:table-cell office:value-type="float" office:value="31.4082218011">
                <text:p>31.4082218011</text:p>
              </table:table-cell>
            </table:table-row>
            <table:table-row>
              <table:table-cell office:value-type="float" office:value="3">
                <text:p>10 nocamerachanges.mp4 – Más cercano</text:p>
                <text:list>
                  <text:list-item>
                    <text:p/>
                  </text:list-item>
                  <text:list-item>
                    <text:p>nocamerachanges.mp4 – Más cercano</text:p>
                  </text:list-item>
                </text:list>
              </table:table-cell>
              <table:table-cell office:value-type="float" office:value="26.0530504614">
                <text:p>26.0530504614</text:p>
              </table:table-cell>
            </table:table-row>
            <table:table-row>
              <table:table-cell office:value-type="float" office:value="3">
                <text:p>10 nocamerachanges.mp4 – Interpolación lineal</text:p>
                <text:list>
                  <text:list-item>
                    <text:p/>
                  </text:list-item>
                  <text:list-item>
                    <text:p>nocamerachanges.mp4 – Interpolación lineal</text:p>
                  </text:list-item>
                </text:list>
              </table:table-cell>
              <table:table-cell office:value-type="float" office:value="28.0413943234">
                <text:p>28.0413943234</text:p>
              </table:table-cell>
            </table:table-row>
            <table:table-row>
              <table:table-cell office:value-type="float" office:value="3">
                <text:p>10 nocamerachanges.mp4 – Splines</text:p>
                <text:list>
                  <text:list-item>
                    <text:p/>
                  </text:list-item>
                  <text:list-item>
                    <text:p>nocamerachanges.mp4 – Splines</text:p>
                  </text:list-item>
                </text:list>
              </table:table-cell>
              <table:table-cell office:value-type="float" office:value="28.1291335664">
                <text:p>28.1291335664</text:p>
              </table:table-cell>
            </table:table-row>
            <table:table-row>
              <table:table-cell office:value-type="float" office:value="5">
                <text:p>10 nocamerachanges.mp4 – Más cercano</text:p>
                <text:list>
                  <text:list-item>
                    <text:p/>
                  </text:list-item>
                  <text:list-item>
                    <text:p>nocamerachanges.mp4 – Más cercano</text:p>
                  </text:list-item>
                </text:list>
              </table:table-cell>
              <table:table-cell office:value-type="float" office:value="23.7657695706">
                <text:p>23.7657695706</text:p>
              </table:table-cell>
            </table:table-row>
            <table:table-row>
              <table:table-cell office:value-type="float" office:value="5">
                <text:p>10 nocamerachanges.mp4 – Interpolación lineal</text:p>
                <text:list>
                  <text:list-item>
                    <text:p/>
                  </text:list-item>
                  <text:list-item>
                    <text:p>nocamerachanges.mp4 – Interpolación lineal</text:p>
                  </text:list-item>
                </text:list>
              </table:table-cell>
              <table:table-cell office:value-type="float" office:value="25.7170883181">
                <text:p>25.7170883181</text:p>
              </table:table-cell>
            </table:table-row>
            <table:table-row>
              <table:table-cell office:value-type="float" office:value="5">
                <text:p>10 nocamerachanges.mp4 – Splines</text:p>
                <text:list>
                  <text:list-item>
                    <text:p/>
                  </text:list-item>
                  <text:list-item>
                    <text:p>nocamerachanges.mp4 – Splines</text:p>
                  </text:list-item>
                </text:list>
              </table:table-cell>
              <table:table-cell office:value-type="float" office:value="25.3655844257">
                <text:p>25.36558442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